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1.54pt" svg:height="387.78pt" svg:x="774.26pt" svg:y="37.64pt">
            <loext:p draw:notify-on-update-of-ranges="Sheet1.A4:Sheet1.A4 Sheet1.A5:Sheet1.A10 Sheet1.B4:Sheet1.B4 Sheet1.B5:Sheet1.B10 Sheet1.A4:Sheet1.A4 Sheet1.A5:Sheet1.A10 Sheet1.C4:Sheet1.C4 Sheet1.C5:Sheet1.C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40.01pt" svg:height="386.25pt" svg:x="765.64pt" svg:y="445.72pt">
            <loext:p draw:notify-on-update-of-ranges="Sheet1.A12:Sheet1.A12 Sheet1.A13:Sheet1.A18 Sheet1.B12:Sheet1.B12 Sheet1.B13:Sheet1.B18 Sheet1.A12:Sheet1.A12 Sheet1.A13:Sheet1.A18 Sheet1.C12:Sheet1.C12 Sheet1.C13:Sheet1.C1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estimmung der Komplexbildungskonstante von Theaterblut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erechnet</text:p>
          </table:table-cell>
          <table:table-cell office:value-type="string" calcext:value-type="string">
            <text:p>gemessen</text:p>
          </table:table-cell>
          <table:table-cell table:number-columns-repeated="6"/>
        </table:table-row>
        <table:table-row table:style-name="ro1">
          <table:table-cell office:value-type="float" office:value="0.000972000000000001" calcext:value-type="float">
            <text:p>0.000972</text:p>
          </table:table-cell>
          <table:table-cell office:value-type="float" office:value="6.60960000000001" calcext:value-type="float">
            <text:p>6.6096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0.000972000000000001" calcext:value-type="float">
            <text:p>0.000972</text:p>
          </table:table-cell>
          <table:table-cell office:value-type="float" office:value="6.60960000000001" calcext:value-type="float">
            <text:p>6.6096</text:p>
          </table:table-cell>
          <table:table-cell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office:value-type="float" office:value="0.000852000000000001" calcext:value-type="float">
            <text:p>0.000852</text:p>
          </table:table-cell>
          <table:table-cell office:value-type="float" office:value="5.79360000000001" calcext:value-type="float">
            <text:p>5.7936</text:p>
          </table:table-cell>
          <table:table-cell office:value-type="float" office:value="4.281" calcext:value-type="float">
            <text:p>4.281</text:p>
          </table:table-cell>
          <table:table-cell table:number-columns-repeated="6"/>
        </table:table-row>
        <table:table-row table:style-name="ro1">
          <table:table-cell office:value-type="float" office:value="0.000463" calcext:value-type="float">
            <text:p>0.000463</text:p>
          </table:table-cell>
          <table:table-cell office:value-type="float" office:value="3.1484" calcext:value-type="float">
            <text:p>3.1484</text:p>
          </table:table-cell>
          <table:table-cell office:value-type="float" office:value="2.871" calcext:value-type="float">
            <text:p>2.871</text:p>
          </table:table-cell>
          <table:table-cell table:number-columns-repeated="6"/>
        </table:table-row>
        <table:table-row table:style-name="ro1">
          <table:table-cell office:value-type="float" office:value="0.000225" calcext:value-type="float">
            <text:p>0.000225</text:p>
          </table:table-cell>
          <table:table-cell office:value-type="float" office:value="1.53" calcext:value-type="float">
            <text:p>1.53</text:p>
          </table:table-cell>
          <table:table-cell office:value-type="float" office:value="1.491" calcext:value-type="float">
            <text:p>1.491</text:p>
          </table:table-cell>
          <table:table-cell table:number-columns-repeated="6"/>
        </table:table-row>
        <table:table-row table:style-name="ro1">
          <table:table-cell office:value-type="float" office:value="0.0000900000000000001" calcext:value-type="float">
            <text:p>0.00009</text:p>
          </table:table-cell>
          <table:table-cell office:value-type="float" office:value="0.612000000000001" calcext:value-type="float">
            <text:p>0.612</text:p>
          </table:table-cell>
          <table:table-cell office:value-type="float" office:value="0.559" calcext:value-type="float">
            <text:p>0.55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berechnet</text:p>
          </table:table-cell>
          <table:table-cell office:value-type="string" calcext:value-type="string">
            <text:p>gemessen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5]/(4250*1.6)" office:value-type="float" office:value="0.000661764705882353" calcext:value-type="float">
            <text:p>0.0006617647</text:p>
          </table:table-cell>
          <table:table-cell office:value-type="float" office:value="0.000972000000000001" calcext:value-type="float">
            <text:p>0.000972</text:p>
          </table:table-cell>
          <table:table-cell table:number-columns-repeated="6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C6]/(4250*1.6)" office:value-type="float" office:value="0.000661764705882353" calcext:value-type="float">
            <text:p>0.0006617647</text:p>
          </table:table-cell>
          <table:table-cell office:value-type="float" office:value="0.000972000000000001" calcext:value-type="float">
            <text:p>0.000972</text:p>
          </table:table-cell>
          <table:table-cell table:number-columns-repeated="6"/>
        </table:table-row>
        <table:table-row table:style-name="ro1">
          <table:table-cell office:value-type="float" office:value="4.281" calcext:value-type="float">
            <text:p>4.281</text:p>
          </table:table-cell>
          <table:table-cell table:formula="of:=[.C7]/(4250*1.6)" office:value-type="float" office:value="0.000629558823529412" calcext:value-type="float">
            <text:p>0.0006295588</text:p>
          </table:table-cell>
          <table:table-cell office:value-type="float" office:value="0.000852000000000001" calcext:value-type="float">
            <text:p>0.000852</text:p>
          </table:table-cell>
          <table:table-cell table:number-columns-repeated="6"/>
        </table:table-row>
        <table:table-row table:style-name="ro1">
          <table:table-cell office:value-type="float" office:value="2.871" calcext:value-type="float">
            <text:p>2.871</text:p>
          </table:table-cell>
          <table:table-cell table:formula="of:=[.C8]/(4250*1.6)" office:value-type="float" office:value="0.000422205882352941" calcext:value-type="float">
            <text:p>0.0004222059</text:p>
          </table:table-cell>
          <table:table-cell office:value-type="float" office:value="0.000463" calcext:value-type="float">
            <text:p>0.000463</text:p>
          </table:table-cell>
          <table:table-cell table:number-columns-repeated="6"/>
        </table:table-row>
        <table:table-row table:style-name="ro1">
          <table:table-cell office:value-type="float" office:value="1.491" calcext:value-type="float">
            <text:p>1.491</text:p>
          </table:table-cell>
          <table:table-cell table:formula="of:=[.C9]/(4250*1.6)" office:value-type="float" office:value="0.000219264705882353" calcext:value-type="float">
            <text:p>0.0002192647</text:p>
          </table:table-cell>
          <table:table-cell office:value-type="float" office:value="0.000225" calcext:value-type="float">
            <text:p>0.000225</text:p>
          </table:table-cell>
          <table:table-cell table:number-columns-repeated="6"/>
        </table:table-row>
        <table:table-row table:style-name="ro1">
          <table:table-cell office:value-type="float" office:value="0.559" calcext:value-type="float">
            <text:p>0.559</text:p>
          </table:table-cell>
          <table:table-cell table:formula="of:=[.C10]/(4250*1.6)" office:value-type="float" office:value="0.0000822058823529412" calcext:value-type="float">
            <text:p>8.22058823529412E-05</text:p>
          </table:table-cell>
          <table:table-cell office:value-type="float" office:value="0.0000900000000000001" calcext:value-type="float">
            <text:p>0.0000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SCN2</text:p>
          </table:table-cell>
          <table:table-cell office:value-type="string" calcext:value-type="string">
            <text:p>SCN3</text:p>
          </table:table-cell>
          <table:table-cell office:value-type="string" calcext:value-type="string">
            <text:p>SCN4</text:p>
          </table:table-cell>
          <table:table-cell office:value-type="string" calcext:value-type="string">
            <text:p>SCN5</text:p>
          </table:table-cell>
          <table:table-cell office:value-type="string" calcext:value-type="string">
            <text:p>SCN6</text:p>
          </table:table-cell>
          <table:table-cell office:value-type="string" calcext:value-type="string">
            <text:p>Komplex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table:formula="of:=0.001-[.G21]*2" office:value-type="float" office:value="-0.000944000000000002" calcext:value-type="float">
            <text:p>-0.000944</text:p>
          </table:table-cell>
          <table:table-cell table:formula="of:=0.001-3*[.G21]" office:value-type="float" office:value="-0.001916" calcext:value-type="float">
            <text:p>-0.001916</text:p>
          </table:table-cell>
          <table:table-cell table:number-columns-repeated="3"/>
          <table:table-cell office:value-type="float" office:value="0.000972000000000001" calcext:value-type="float">
            <text:p>0.000972</text:p>
          </table:table-cell>
          <table:table-cell table:formula="of:=[.G21]/([.B21]*[.B21]*[.A21])" office:value-type="float" office:value="11017.6020474785" calcext:value-type="float">
            <text:p>11017.6020474785</text:p>
          </table:table-cell>
          <table:table-cell/>
        </table:table-row>
        <table:table-row table:style-name="ro1">
          <table:table-cell office:value-type="float" office:value="0.039" calcext:value-type="float">
            <text:p>0.039</text:p>
          </table:table-cell>
          <table:table-cell table:formula="of:=0.001-[.G22]*2" office:value-type="float" office:value="-0.000944000000000002" calcext:value-type="float">
            <text:p>-0.000944</text:p>
          </table:table-cell>
          <table:table-cell table:formula="of:=0.001-3*[.G22]" office:value-type="float" office:value="-0.001916" calcext:value-type="float">
            <text:p>-0.001916</text:p>
          </table:table-cell>
          <table:table-cell table:number-columns-repeated="3"/>
          <table:table-cell office:value-type="float" office:value="0.000972000000000001" calcext:value-type="float">
            <text:p>0.000972</text:p>
          </table:table-cell>
          <table:table-cell table:formula="of:=[.G22]/([.B22]*[.B22]*[.A22])" office:value-type="float" office:value="27967.7590435992" calcext:value-type="float">
            <text:p>27967.7590435992</text:p>
          </table:table-cell>
          <table:table-cell/>
        </table:table-row>
        <table:table-row table:style-name="ro1">
          <table:table-cell office:value-type="float" office:value="0.0151" calcext:value-type="float">
            <text:p>0.0151</text:p>
          </table:table-cell>
          <table:table-cell table:formula="of:=0.001-[.G23]*2" office:value-type="float" office:value="-0.000704000000000002" calcext:value-type="float">
            <text:p>-0.000704</text:p>
          </table:table-cell>
          <table:table-cell table:formula="of:=0.001-3*[.G23]" office:value-type="float" office:value="-0.001556" calcext:value-type="float">
            <text:p>-0.001556</text:p>
          </table:table-cell>
          <table:table-cell table:number-columns-repeated="3"/>
          <table:table-cell office:value-type="float" office:value="0.000852000000000001" calcext:value-type="float">
            <text:p>0.000852</text:p>
          </table:table-cell>
          <table:table-cell table:formula="of:=[.G23]/([.B23]*[.B23]*[.A23])" office:value-type="float" office:value="113845.882819768" calcext:value-type="float">
            <text:p>113845.882819768</text:p>
          </table:table-cell>
          <table:table-cell/>
        </table:table-row>
        <table:table-row table:style-name="ro1">
          <table:table-cell office:value-type="float" office:value="0.00594" calcext:value-type="float">
            <text:p>0.00594</text:p>
          </table:table-cell>
          <table:table-cell table:formula="of:=0.001-[.G24]*2" office:value-type="float" office:value="0.0000740000000000001" calcext:value-type="float">
            <text:p>0.000074</text:p>
          </table:table-cell>
          <table:table-cell table:formula="of:=0.001-3*[.G24]" office:value-type="float" office:value="-0.000389" calcext:value-type="float">
            <text:p>-0.000389</text:p>
          </table:table-cell>
          <table:table-cell table:number-columns-repeated="3"/>
          <table:table-cell office:value-type="float" office:value="0.000463" calcext:value-type="float">
            <text:p>0.000463</text:p>
          </table:table-cell>
          <table:table-cell table:formula="of:=[.G24]/([.B24]*[.B24]*[.A24])" office:value-type="float" office:value="14234135.8557574" calcext:value-type="float">
            <text:p>14234135.8557574</text:p>
          </table:table-cell>
          <table:table-cell/>
        </table:table-row>
        <table:table-row table:style-name="ro1">
          <table:table-cell office:value-type="float" office:value="0.00234" calcext:value-type="float">
            <text:p>0.00234</text:p>
          </table:table-cell>
          <table:table-cell table:formula="of:=0.001-[.G25]*2" office:value-type="float" office:value="0.00055" calcext:value-type="float">
            <text:p>0.00055</text:p>
          </table:table-cell>
          <table:table-cell table:formula="of:=0.001-3*[.G25]" office:value-type="float" office:value="0.000325" calcext:value-type="float">
            <text:p>0.000325</text:p>
          </table:table-cell>
          <table:table-cell table:number-columns-repeated="3"/>
          <table:table-cell office:value-type="float" office:value="0.000225" calcext:value-type="float">
            <text:p>0.000225</text:p>
          </table:table-cell>
          <table:table-cell table:formula="of:=[.G25]/([.B25]*[.B25]*[.A25])" office:value-type="float" office:value="317863.95422759" calcext:value-type="float">
            <text:p>317863.95422759</text:p>
          </table:table-cell>
          <table:table-cell/>
        </table:table-row>
        <table:table-row table:style-name="ro1">
          <table:table-cell office:value-type="float" office:value="0.00093" calcext:value-type="float">
            <text:p>0.00093</text:p>
          </table:table-cell>
          <table:table-cell table:formula="of:=0.001-[.G26]*2" office:value-type="float" office:value="0.00082" calcext:value-type="float">
            <text:p>0.00082</text:p>
          </table:table-cell>
          <table:table-cell table:formula="of:=0.001-3*[.G26]" office:value-type="float" office:value="0.00073" calcext:value-type="float">
            <text:p>0.00073</text:p>
          </table:table-cell>
          <table:table-cell table:number-columns-repeated="3"/>
          <table:table-cell office:value-type="float" office:value="0.0000900000000000001" calcext:value-type="float">
            <text:p>0.00009</text:p>
          </table:table-cell>
          <table:table-cell table:formula="of:=[.G26]/([.B26]*[.B26]*[.A26])" office:value-type="float" office:value="143923.547811403" calcext:value-type="float">
            <text:p>143923.5478114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7:22:04.216828679</meta:creation-date>
    <dc:date>2019-03-12T00:00:06.760951280</dc:date>
    <meta:editing-duration>PT1H30M14S</meta:editing-duration>
    <meta:editing-cycles>1</meta:editing-cycles>
    <meta:document-statistic meta:table-count="1" meta:cell-count="8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Modell 2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Modell 1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33cm" svg:height="13.681cm" xlink:href=".." xlink:type="simple" chart:class="chart:scatter" chart:style-name="ch1">
        <chart:legend chart:legend-position="end" svg:x="19.701cm" svg:y="5.794cm" style:legend-expansion="high" chart:style-name="ch2"/>
        <chart:plot-area chart:style-name="ch3" table:cell-range-address="Sheet1.A4:Sheet1.C10" chart:data-source-has-labels="row" svg:x="1.463cm" svg:y="0.273cm" svg:width="17.786cm" svg:height="12.154cm">
          <chartooo:coordinate-region svg:x="1.899cm" svg:y="0.472cm" svg:width="16.832cm" svg:height="11.308cm"/>
          <chart:axis chart:dimension="x" chart:name="primary-x" chart:style-name="ch4">
            <chart:title svg:x="8.685cm" svg:y="12.7cm" chart:style-name="ch5">
              <text:p>Konzentration in mol/L</text:p>
            </chart:title>
          </chart:axis>
          <chart:axis chart:dimension="y" chart:name="primary-y" chart:style-name="ch4">
            <chart:title svg:x="0.451cm" svg:y="7.108cm" chart:style-name="ch6">
              <text:p>Extinktion</text:p>
            </chart:title>
            <chart:grid chart:style-name="ch7" chart:class="major"/>
          </chart:axis>
          <chart:series chart:style-name="ch8" chart:values-cell-range-address="Sheet1.B5:Sheet1.B10" chart:label-cell-address="Sheet1.B4:Sheet1.B4" chart:class="chart:scatter">
            <chart:domain table:cell-range-address="Sheet1.A5:Sheet1.A10"/>
            <chart:regression-curve chart:style-name="ch9"/>
            <chart:data-point chart:repeated="6"/>
          </chart:series>
          <chart:series chart:style-name="ch10" chart:values-cell-range-address="Sheet1.C5:Sheet1.C10" chart:label-cell-address="Sheet1.C4:Sheet1.C4" chart:class="chart:scatter">
            <chart:regression-curve chart:style-name="ch1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rechnet</text:p>
                <draw:g>
                  <svg:desc>Sheet1.B4:Sheet1.B4</svg:desc>
                </draw:g>
              </table:table-cell>
              <table:table-cell office:value-type="string">
                <text:p>gemessen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72000000000001">
                <text:p>0.000972000000000001</text:p>
                <draw:g>
                  <svg:desc>Sheet1.A5:Sheet1.A10</svg:desc>
                </draw:g>
              </table:table-cell>
              <table:table-cell office:value-type="float" office:value="6.60960000000001">
                <text:p>6.60960000000001</text:p>
                <draw:g>
                  <svg:desc>Sheet1.B5:Sheet1.B10</svg:desc>
                </draw:g>
              </table:table-cell>
              <table:table-cell office:value-type="float" office:value="4.5">
                <text:p>4.5</text:p>
                <draw:g>
                  <svg:desc>Sheet1.C5:Sheet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72000000000001">
                <text:p>0.000972000000000001</text:p>
              </table:table-cell>
              <table:table-cell office:value-type="float" office:value="6.60960000000001">
                <text:p>6.6096000000000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852000000000001">
                <text:p>0.000852000000000001</text:p>
              </table:table-cell>
              <table:table-cell office:value-type="float" office:value="5.79360000000001">
                <text:p>5.79360000000001</text:p>
              </table:table-cell>
              <table:table-cell office:value-type="float" office:value="4.281">
                <text:p>4.2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463">
                <text:p>0.000463</text:p>
              </table:table-cell>
              <table:table-cell office:value-type="float" office:value="3.1484">
                <text:p>3.1484</text:p>
              </table:table-cell>
              <table:table-cell office:value-type="float" office:value="2.871">
                <text:p>2.8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225">
                <text:p>0.000225</text:p>
              </table:table-cell>
              <table:table-cell office:value-type="float" office:value="1.53">
                <text:p>1.53</text:p>
              </table:table-cell>
              <table:table-cell office:value-type="float" office:value="1.491">
                <text:p>1.4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900000000000001">
                <text:p>0.0000900000000000001</text:p>
              </table:table-cell>
              <table:table-cell office:value-type="float" office:value="0.612000000000001">
                <text:p>0.612000000000001</text:p>
              </table:table-cell>
              <table:table-cell office:value-type="float" office:value="0.559">
                <text:p>0.5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Modell 2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Modell 1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579cm" svg:height="13.627cm" xlink:href=".." xlink:type="simple" chart:class="chart:scatter" chart:style-name="ch1">
        <chart:legend chart:legend-position="end" svg:x="19.647cm" svg:y="5.767cm" style:legend-expansion="high" chart:style-name="ch2"/>
        <chart:plot-area chart:style-name="ch3" table:cell-range-address="Sheet1.A12:Sheet1.C18" chart:data-source-has-labels="row" svg:x="1.462cm" svg:y="0.272cm" svg:width="17.734cm" svg:height="12.102cm">
          <chartooo:coordinate-region svg:x="2.745cm" svg:y="0.471cm" svg:width="16.357cm" svg:height="11.256cm"/>
          <chart:axis chart:dimension="x" chart:name="primary-x" chart:style-name="ch4">
            <chart:title svg:x="9.571cm" svg:y="12.646cm" chart:style-name="ch5">
              <text:p>Extinktion</text:p>
            </chart:title>
          </chart:axis>
          <chart:axis chart:dimension="y" chart:name="primary-y" chart:style-name="ch4">
            <chart:title svg:x="0.451cm" svg:y="7.994cm" chart:style-name="ch6">
              <text:p>Konzentration in mol/L</text:p>
            </chart:title>
            <chart:grid chart:style-name="ch7" chart:class="major"/>
          </chart:axis>
          <chart:series chart:style-name="ch8" chart:values-cell-range-address="Sheet1.B13:Sheet1.B18" chart:label-cell-address="Sheet1.B12:Sheet1.B12" chart:class="chart:scatter">
            <chart:domain table:cell-range-address="Sheet1.A13:Sheet1.A18"/>
            <chart:regression-curve chart:style-name="ch9"/>
            <chart:data-point chart:repeated="6"/>
          </chart:series>
          <chart:series chart:style-name="ch10" chart:values-cell-range-address="Sheet1.C13:Sheet1.C18" chart:label-cell-address="Sheet1.C12:Sheet1.C12" chart:class="chart:scatter">
            <chart:regression-curve chart:style-name="ch11"/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rechnet</text:p>
                <draw:g>
                  <svg:desc>Sheet1.B12:Sheet1.B12</svg:desc>
                </draw:g>
              </table:table-cell>
              <table:table-cell office:value-type="string">
                <text:p>gemessen</text:p>
                <draw:g>
                  <svg:desc>Sheet1.C12:Sheet1.C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5">
                <text:p>4.5</text:p>
                <draw:g>
                  <svg:desc>Sheet1.A13:Sheet1.A18</svg:desc>
                </draw:g>
              </table:table-cell>
              <table:table-cell office:value-type="float" office:value="0.000661764705882353">
                <text:p>0.000661764705882353</text:p>
                <draw:g>
                  <svg:desc>Sheet1.B13:Sheet1.B18</svg:desc>
                </draw:g>
              </table:table-cell>
              <table:table-cell office:value-type="float" office:value="0.000972000000000001">
                <text:p>0.000972000000000001</text:p>
                <draw:g>
                  <svg:desc>Sheet1.C13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0.000661764705882353">
                <text:p>0.000661764705882353</text:p>
              </table:table-cell>
              <table:table-cell office:value-type="float" office:value="0.000972000000000001">
                <text:p>0.00097200000000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281">
                <text:p>4.281</text:p>
              </table:table-cell>
              <table:table-cell office:value-type="float" office:value="0.000629558823529412">
                <text:p>0.000629558823529412</text:p>
              </table:table-cell>
              <table:table-cell office:value-type="float" office:value="0.000852000000000001">
                <text:p>0.00085200000000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71">
                <text:p>2.871</text:p>
              </table:table-cell>
              <table:table-cell office:value-type="float" office:value="0.000422205882352941">
                <text:p>0.000422205882352941</text:p>
              </table:table-cell>
              <table:table-cell office:value-type="float" office:value="0.000463">
                <text:p>0.0004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91">
                <text:p>1.491</text:p>
              </table:table-cell>
              <table:table-cell office:value-type="float" office:value="0.000219264705882353">
                <text:p>0.000219264705882353</text:p>
              </table:table-cell>
              <table:table-cell office:value-type="float" office:value="0.000225">
                <text:p>0.000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59">
                <text:p>0.559</text:p>
              </table:table-cell>
              <table:table-cell office:value-type="float" office:value="0.0000822058823529412">
                <text:p>0.0000822058823529412</text:p>
              </table:table-cell>
              <table:table-cell office:value-type="float" office:value="0.0000900000000000001">
                <text:p>0.00009000000000000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